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P1" style:family="paragraph" style:parent-style-name="Standard">
      <style:text-properties officeooo:paragraph-rsid="000bbed4"/>
    </style:style>
    <style:style style:name="P2" style:family="paragraph" style:parent-style-name="Standard">
      <style:text-properties officeooo:paragraph-rsid="0013f623"/>
    </style:style>
    <style:style style:name="P3" style:family="paragraph" style:parent-style-name="Standard">
      <style:text-properties officeooo:paragraph-rsid="00159cdb"/>
    </style:style>
    <style:style style:name="P4" style:family="paragraph">
      <style:paragraph-properties fo:text-align="start"/>
    </style:style>
    <style:style style:name="T1" style:family="text">
      <style:text-properties officeooo:rsid="001059c5"/>
    </style:style>
    <style:style style:name="T2" style:family="text">
      <style:text-properties officeooo:rsid="00120a45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{d.value1}" form:control-implementation="ooo:com.sun.star.form.component.CheckBox" xml:id="control1" form:id="control1" form:label="Test_1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{d.value2}" form:control-implementation="ooo:com.sun.star.form.component.CheckBox" xml:id="control2" form:id="control2" form:label="Test_2" form:tab-stop="true" form:data-field="true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{d.value3}" form:control-implementation="ooo:com.sun.star.form.component.CheckBox" xml:id="control3" form:id="control3" form:label="Test_3" form:tab-stop="true" form:data-field="true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{d.value4}" form:control-implementation="ooo:com.sun.star.form.component.CheckBox" xml:id="control4" form:id="control4" form:label="Test_4" form:tab-stop="true" form:data-field="true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{d.value5}" form:control-implementation="ooo:com.sun.star.form.component.CheckBox" xml:id="control5" form:id="control5" form:label="Test_5" form:tab-stop="true" form:data-field="true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{d.value8}" form:control-implementation="ooo:com.sun.star.form.component.CheckBox" xml:id="control6" form:id="control6" form:label="Test_8" form:tab-stop="true" form:data-field="tru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{d.value9}" form:control-implementation="ooo:com.sun.star.form.component.CheckBox" xml:id="control7" form:id="control7" form:label="Test_9" form:tab-stop="true" form:data-field="tru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{d.value10}" form:control-implementation="ooo:com.sun.star.form.component.CheckBox" xml:id="control8" form:id="control8" form:label="Test_10" form:tab-stop="true" form:data-field="tru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{d.value11}" form:control-implementation="ooo:com.sun.star.form.component.CheckBox" xml:id="control9" form:id="control9" form:label="Test_11" form:tab-stop="true" form:data-field="tru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{d.value6}" form:control-implementation="ooo:com.sun.star.form.component.CheckBox" xml:id="control10" form:id="control10" form:label="Test_6" form:tab-stop="true" form:data-field="true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{d.value7}" form:control-implementation="ooo:com.sun.star.form.component.CheckBox" xml:id="control11" form:id="control11" form:label="Test_7" form:tab-stop="true" form:data-field="true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{d.value12}" form:control-implementation="ooo:com.sun.star.form.component.CheckBox" xml:id="control12" form:id="control12" form:label="Test_12" form:tab-stop="true" form:data-field="tru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svg:y="-0.379cm" draw:z-index="0" draw:name="Shape1" draw:style-name="gr1" draw:text-style-name="P4" svg:width="3.111cm" svg:height="1.08cm" draw:control="control1"/></text:p>
      <text:p text:style-name="P1"><draw:control text:anchor-type="as-char" svg:y="-0.379cm" draw:z-index="1" draw:name="Shape1_0" draw:style-name="gr1" draw:text-style-name="P4" svg:width="3.111cm" svg:height="1.08cm" draw:control="control2"/></text:p>
      <text:p text:style-name="P2"><draw:control text:anchor-type="as-char" svg:y="-0.379cm" draw:z-index="2" draw:name="Shape1_1" draw:style-name="gr1" draw:text-style-name="P4" svg:width="3.111cm" svg:height="1.08cm" draw:control="control3"/></text:p>
      <text:p text:style-name="P2"><draw:control text:anchor-type="as-char" svg:y="-0.379cm" draw:z-index="3" draw:name="Shape1_2" draw:style-name="gr1" draw:text-style-name="P4" svg:width="3.111cm" svg:height="1.08cm" draw:control="control4"/></text:p>
      <text:p text:style-name="P2"><draw:control text:anchor-type="as-char" draw:z-index="4" draw:name="Shape1_3" draw:style-name="gr2" draw:text-style-name="P4" svg:width="3.111cm" svg:height="1.08cm" draw:control="control5"/></text:p>
      <text:p text:style-name="P3"><draw:control text:anchor-type="as-char" draw:z-index="9" draw:name="Shape1_8" draw:style-name="gr2" draw:text-style-name="P4" svg:width="3.111cm" svg:height="1.08cm" draw:control="control10"/></text:p>
      <text:p text:style-name="P3"><draw:control text:anchor-type="as-char" draw:z-index="10" draw:name="Shape1_9" draw:style-name="gr2" draw:text-style-name="P4" svg:width="3.111cm" svg:height="1.08cm" draw:control="control11"/></text:p>
      <text:p text:style-name="P2"><draw:control text:anchor-type="as-char" svg:y="-0.379cm" draw:z-index="5" draw:name="Shape1_4" draw:style-name="gr1" draw:text-style-name="P4" svg:width="3.111cm" svg:height="1.08cm" draw:control="control6"/></text:p>
      <text:p text:style-name="P2"><draw:control text:anchor-type="as-char" svg:y="-0.379cm" draw:z-index="6" draw:name="Shape1_5" draw:style-name="gr1" draw:text-style-name="P4" svg:width="3.111cm" svg:height="1.08cm" draw:control="control7"/></text:p>
      <text:p text:style-name="P2"><draw:control text:anchor-type="as-char" svg:y="-0.379cm" draw:z-index="7" draw:name="Shape1_6" draw:style-name="gr1" draw:text-style-name="P4" svg:width="3.111cm" svg:height="1.08cm" draw:control="control8"/></text:p>
      <text:p text:style-name="P3"><draw:control text:anchor-type="as-char" svg:y="-0.379cm" draw:z-index="8" draw:name="Shape1_7" draw:style-name="gr1" draw:text-style-name="P4" svg:width="3.111cm" svg:height="1.08cm" draw:control="control9"/></text:p>
      <text:p text:style-name="P3"><draw:control text:anchor-type="as-char" svg:y="-0.379cm" draw:z-index="11" draw:name="Shape1_10" draw:style-name="gr1" draw:text-style-name="P4" svg:width="3.111cm" svg:height="1.08cm" draw:control="control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1T14:37:35.041773705</meta:creation-date>
    <dc:date>2021-06-01T19:05:44.342707162</dc:date>
    <meta:editing-duration>PT2H20M56S</meta:editing-duration>
    <meta:editing-cycles>10</meta:editing-cycles>
    <meta:generator>LibreOffice/7.1.2.2$MacOSX_X86_64 LibreOffice_project/8a45595d069ef5570103caea1b71cc9d82b2aae4</meta:generator>
    <meta:document-statistic meta:table-count="0" meta:image-count="0" meta:object-count="0" meta:page-count="1" meta:paragraph-count="12" meta:word-count="0" meta:character-count="0" meta:non-whitespace-character-count="0"/>
  </office:meta>
</office:document-meta>
</file>